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5cm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fo:min-height="1.95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0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3.2cm" svg:x2="20cm" svg:y2="3.2cm">
          <text:p/>
        </draw:line>
        <draw:frame draw:style-name="gr2" draw:layer="layout" svg:width="6.9cm" svg:height="1.3cm" svg:x="7.3cm" svg:y="1.3cm">
          <draw:text-box>
            <text:p text:style-name="P2">Menu</text:p>
          </draw:text-box>
        </draw:frame>
        <draw:rect draw:style-name="gr3" draw:text-style-name="P1" draw:layer="layout" svg:width="3.3cm" svg:height="1.7cm" svg:x="1.3cm" svg:y="1.2cm">
          <text:p/>
        </draw:rect>
        <draw:line draw:style-name="gr1" draw:text-style-name="P1" draw:layer="layout" svg:x1="4.6cm" svg:y1="2.9cm" svg:x2="1.3cm" svg:y2="1.2cm">
          <text:p/>
        </draw:line>
        <draw:line draw:style-name="gr1" draw:text-style-name="P1" draw:layer="layout" svg:x1="1.3cm" svg:y1="2.9cm" svg:x2="4.6cm" svg:y2="1.2cm">
          <text:p/>
        </draw:line>
        <draw:frame draw:style-name="gr4" draw:layer="layout" svg:width="2.2cm" svg:height="1.5cm" svg:x="2cm" svg:y="1.5cm">
          <draw:text-box>
            <text:p>Logo</text:p>
          </draw:text-box>
        </draw:frame>
        <draw:frame draw:style-name="gr2" draw:layer="layout" svg:width="14.1cm" svg:height="1.3cm" svg:x="3.5cm" svg:y="3.7cm">
          <draw:text-box>
            <text:p text:style-name="P1">Texte</text:p>
          </draw:text-box>
        </draw:frame>
        <draw:rect draw:style-name="gr3" draw:text-style-name="P1" draw:layer="layout" svg:width="19cm" svg:height="1.7cm" svg:x="1cm" svg:y="4.7cm">
          <text:p/>
        </draw:rect>
        <draw:line draw:style-name="gr1" draw:text-style-name="P1" draw:layer="layout" svg:x1="1cm" svg:y1="4.7cm" svg:x2="20cm" svg:y2="6.4cm">
          <text:p/>
        </draw:line>
        <draw:line draw:style-name="gr1" draw:text-style-name="P1" draw:layer="layout" svg:x1="20cm" svg:y1="4.7cm" svg:x2="1cm" svg:y2="6.4cm">
          <text:p/>
        </draw:line>
        <draw:frame draw:style-name="gr5" draw:layer="layout" svg:width="2.6cm" svg:height="1cm" svg:x="9.4cm" svg:y="5.5cm">
          <draw:text-box>
            <text:p text:style-name="P1">Img</text:p>
          </draw:text-box>
        </draw:frame>
        <draw:line draw:style-name="gr1" draw:text-style-name="P1" draw:layer="layout" svg:x1="1cm" svg:y1="25.1cm" svg:x2="20cm" svg:y2="25.1cm">
          <text:p/>
        </draw:line>
        <draw:frame draw:style-name="gr6" draw:layer="layout" svg:width="6.6cm" svg:height="2.2cm" svg:x="7.3cm" svg:y="25.8cm">
          <draw:text-box>
            <text:p text:style-name="P1">Pied de page</text:p>
          </draw:text-box>
        </draw:frame>
        <draw:rect draw:style-name="gr7" draw:text-style-name="P1" draw:layer="layout" svg:width="18.1cm" svg:height="4.4cm" svg:x="1.4cm" svg:y="6.8cm">
          <text:p text:style-name="P1">Carte</text:p>
        </draw:rect>
        <draw:rect draw:style-name="gr3" draw:text-style-name="P1" draw:layer="layout" svg:width="18.1cm" svg:height="12.5cm" svg:x="1.4cm" svg:y="11.7cm">
          <text:p/>
        </draw:rect>
        <draw:line draw:style-name="gr1" draw:text-style-name="P1" draw:layer="layout" svg:x1="1.4cm" svg:y1="13.2cm" svg:x2="19.5cm" svg:y2="13.2cm">
          <text:p/>
        </draw:line>
        <draw:line draw:style-name="gr1" draw:text-style-name="P1" draw:layer="layout" svg:x1="4.7cm" svg:y1="11.7cm" svg:x2="4.7cm" svg:y2="13.2cm">
          <text:p/>
        </draw:line>
        <draw:line draw:style-name="gr1" draw:text-style-name="P1" draw:layer="layout" svg:x1="8.5cm" svg:y1="11.7cm" svg:x2="8.5cm" svg:y2="13.2cm">
          <text:p/>
        </draw:line>
        <draw:frame draw:style-name="gr8" draw:layer="layout" svg:width="2.018cm" svg:height="1.463cm" svg:x="9.2cm" svg:y="18.6cm">
          <draw:text-box>
            <text:p>Tex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abien Detrez</meta:initial-creator>
    <meta:creation-date>2019-12-02T23:34:10.07</meta:creation-date>
    <dc:date>2019-12-03T08:49:44.72</dc:date>
    <dc:creator>Fabien Detrez</dc:creator>
    <meta:editing-duration>PT1H2M45S</meta:editing-duration>
    <meta:editing-cycles>2</meta:editing-cycles>
    <meta:generator>OpenOffice/4.1.7$Win32 OpenOffice.org_project/417m1$Build-9800</meta:generator>
    <meta:document-statistic meta:object-count="19"/>
  </office:meta>
</office:document-meta>
</file>